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svg:stroke-color="#000000"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Jak dobrze razem dziś tu być</text:span><text:span text:style-name="T1"><text:line-break/></text:span><text:span text:style-name="T1">W obecności Twej</text:span><text:span text:style-name="T1"><text:line-break/></text:span><text:span text:style-name="T1">Przed oblicze Twoje</text:span><text:span text:style-name="T1"><text:line-break/></text:span><text:span text:style-name="T1">przyjść</text:span><text:span text:style-name="T1"><text:line-break/></text:span><text:span text:style-name="T1">Moc Ducha Swego zlej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Ty imię moje znasz i Panem jesteś mi </text:span><text:span text:style-name="T1"><text:line-break/></text:span><text:span text:style-name="T1">Więc będę wielbić Imię Twe, po wszystkie d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Ty Królem Królów jesteś zwan, Święte jest Imię Twe!</text:span><text:span text:style-name="T1"><text:line-break/></text:span><text:span text:style-name="T1">Zwycięzcą Jezus mój Pan, On mocą darzy mnie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2cm" presentation:class="title" presentation:user-transformed="true">
          <draw:text-box>
            <text:p text:style-name="P1"><text:span text:style-name="T1">Ty imię moje znasz i Panem jesteś mi </text:span><text:span text:style-name="T1"><text:line-break/></text:span><text:span text:style-name="T1">Więc będę wielbić Imię Twe, po wszystkie dn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3:17:50</meta:creation-date>
    <dc:date>2014-09-15T19:20:30.814000000</dc:date>
    <dc:language>pl-PL</dc:language>
    <meta:editing-cycles>20</meta:editing-cycles>
    <meta:editing-duration>PT40M39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